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b696" officeooo:paragraph-rsid="001bb696"/>
    </style:style>
    <style:style style:name="P2" style:family="paragraph" style:parent-style-name="Standard">
      <style:text-properties fo:font-weight="bold" officeooo:rsid="001bb696" officeooo:paragraph-rsid="001bb696" style:font-weight-asian="bold" style:font-weight-complex="bold"/>
    </style:style>
    <style:style style:name="P3" style:family="paragraph" style:parent-style-name="Standard">
      <style:text-properties officeooo:rsid="001bb696" officeooo:paragraph-rsid="001bb696"/>
    </style:style>
    <style:style style:name="P4" style:family="paragraph" style:parent-style-name="Standard">
      <style:text-properties officeooo:rsid="001e4a8c" officeooo:paragraph-rsid="001e4a8c"/>
    </style:style>
    <style:style style:name="T1" style:family="text">
      <style:text-properties officeooo:rsid="001d16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eguntas Kahoot</text:p>
      <text:p text:style-name="P1"/>
      <text:p text:style-name="P1">Tipos de ficheros según <text:s/>el acceso a los datos.</text:p>
      <text:p text:style-name="P1"/>
      <text:p text:style-name="P1">Si para acceder a un registro del fichero tenemos que leerlo uno detrás de otro… secuencial</text:p>
      <text:p text:style-name="P1"/>
      <text:p text:style-name="P1">¿Cuál de estos fucheros no podríamos leer en un bloc de notas? (mp3</text:p>
      <text:p text:style-name="P1"/>
      <text:p text:style-name="P1">PDF significa… Formato de Documento Portable</text:p>
      <text:p text:style-name="P1"/>
      <text:p text:style-name="P1">Respuesta falsa sobre la extensión de un fichero: No indica el tamaño del ficheros</text:p>
      <text:p text:style-name="P1"/>
      <text:p text:style-name="P1">Respuesta falsa sobre ficheros ejecutables: </text:p>
      <text:p text:style-name="P1">- son binarios</text:p>
      <text:p text:style-name="P1">- pueden tener la extensión .exe</text:p>
      <text:p text:style-name="P1">- Se pueden leer con bloc de notas (esta)</text:p>
      <text:p text:style-name="P1"/>
      <text:p text:style-name="P1">Respuesta falsa ficheros de texto: solo pueden contener texto plano, sin ninguna estructura.</text:p>
      <text:p text:style-name="P1"/>
      <text:p text:style-name="P1">Diferencia entre HTML y XML (HTML tiene etiquetas fijas y XML las eliges tu)</text:p>
      <text:p text:style-name="P1"/>
      <text:p text:style-name="P1">archivo .docx y .pdf no se puede leer en bloc de notas <text:span text:style-name="T1">NUNCA </text:span></text:p>
      <text:p text:style-name="P1"/>
      <text:p text:style-name="P1">Todos los ficheros binarios son ejecutables: falso (no se pueden ejecutar .png, .pdf, .avi, etc.</text:p>
      <text:p text:style-name="P1"/>
      <text:p text:style-name="P4">Preguntas Kahoot 3:</text:p>
      <text:p text:style-name="P4"/>
      <text:p text:style-name="P4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2T14:14:12.209000000</meta:creation-date>
    <dc:date>2023-10-20T13:45:20.709000000</dc:date>
    <meta:editing-duration>PT4M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5" meta:word-count="141" meta:character-count="822" meta:non-whitespace-character-count="693"/>
  </office:meta>
</office:document-meta>
</file>